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2.98pt" svg:height="255pt" svg:x="991.42pt" svg:y="55.5pt">
            <draw:object draw:notify-on-update-of-ranges="Sheet1.C1:Sheet1.C1 Sheet1.C2:Sheet1.C63 Sheet1.E1:Sheet1.E1 Sheet1.E2:Sheet1.E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8pt" svg:height="255pt" svg:x="1459.93pt" svg:y="58.51pt">
            <draw:object draw:notify-on-update-of-ranges="Sheet1.C2:Sheet1.C62 Sheet1.I1:Sheet1.I1 Sheet1.I2:Sheet1.I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dentist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ets</text:p>
          </table:table-cell>
          <table:table-cell table:style-name="ce1" office:value-type="string" calcext:value-type="string">
            <text:p>eggs</text:p>
          </table:table-cell>
          <table:table-cell table:style-name="ce1" office:value-type="string" calcext:value-type="string">
            <text:p>icons</text:p>
          </table:table-cell>
          <table:table-cell table:style-name="ce1" office:value-type="string" calcext:value-type="string">
            <text:p>emails</text:p>
          </table:table-cell>
          <table:table-cell table:style-name="ce1" office:value-type="string" calcext:value-type="string">
            <text:p>party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87" calcext:value-type="float">
            <text:p>19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formula="of:=PEARSON([.C2:.C62];[.I2:.I62])" office:value-type="float" office:value="-0.164214126065567" calcext:value-type="float">
            <text:p>-0.164214126065567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44" calcext:value-type="float">
            <text:p>19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PEARSON([.C2:.C63];[.E2:.E63])" office:value-type="float" office:value="0.231480916421481" calcext:value-type="float">
            <text:p>0.231480916421481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961" calcext:value-type="float">
            <text:p>19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1964" calcext:value-type="float">
            <text:p>19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77" calcext:value-type="float">
            <text:p>19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85" calcext:value-type="float">
            <text:p>19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8969" calcext:value-type="float">
            <text:p>896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83" calcext:value-type="float">
            <text:p>19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o man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83" calcext:value-type="float">
            <text:p>19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83" calcext:value-type="float">
            <text:p>19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oo many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85" calcext:value-type="float">
            <text:p>19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42" calcext:value-type="float">
            <text:p>7642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78" calcext:value-type="float">
            <text:p>19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83" calcext:value-type="float">
            <text:p>19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85" calcext:value-type="float">
            <text:p>19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79" calcext:value-type="float">
            <text:p>19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964" calcext:value-type="float">
            <text:p>196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88" calcext:value-type="float">
            <text:p>19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63" calcext:value-type="float">
            <text:p>1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10:53:26.468589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9T11:31:57.421637606</dc:date>
    <dc:creator>Sudaraka Wijesinghe</dc:creator>
    <meta:editing-duration>PT6M4S</meta:editing-duration>
    <meta:editing-cycles>4</meta:editing-cycles>
    <meta:document-statistic meta:table-count="1" meta:cell-count="5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8.997cm" xlink:href=".." xlink:type="simple" chart:class="chart:scatter" chart:style-name="ch1">
        <chart:legend chart:legend-position="end" svg:x="14.485cm" svg:y="4.199cm" style:legend-expansion="high" chart:style-name="ch2"/>
        <chart:plot-area chart:style-name="ch3" table:cell-range-address="Sheet1.C1:Sheet1.C63 Sheet1.E1:Sheet1.E63" chart:data-source-has-labels="row" svg:x="0.319cm" svg:y="0.179cm" svg:width="13.847cm" svg:height="8.639cm">
          <chartooo:coordinate-region svg:x="0.782cm" svg:y="0.378cm" svg:width="13.17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63" chart:label-cell-address="Sheet1.E1:Sheet1.E1" chart:class="chart:scatter">
            <chart:domain table:cell-range-address="Sheet1.C2:Sheet1.C63"/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C2:Sheet1.C63</svg:desc>
                </draw:g>
              </table:table-cell>
              <table:table-cell office:value-type="float" office:value="0">
                <text:p>0</text:p>
                <draw:g>
                  <svg:desc>Sheet1.E2:Sheet1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8.997cm" xlink:href=".." xlink:type="simple" chart:class="chart:scatter" chart:style-name="ch1">
        <chart:legend chart:legend-position="end" svg:x="14.326cm" svg:y="4.199cm" style:legend-expansion="high" chart:style-name="ch2"/>
        <chart:plot-area chart:style-name="ch3" table:cell-range-address="Sheet1.C2:Sheet1.C62 Sheet1.I1:Sheet1.I62" chart:data-source-has-labels="row" svg:x="0.319cm" svg:y="0.179cm" svg:width="13.688cm" svg:height="8.639cm">
          <chartooo:coordinate-region svg:x="1.126cm" svg:y="0.378cm" svg:width="12.58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2" chart:label-cell-address="Sheet1.I1:Sheet1.I1" chart:class="chart:scatter">
            <chart:domain table:cell-range-address="Sheet1.C2:Sheet1.C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rt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C2:Sheet1.C62</svg:desc>
                </draw:g>
              </table:table-cell>
              <table:table-cell office:value-type="float" office:value="30">
                <text:p>30</text:p>
                <draw:g>
                  <svg:desc>Sheet1.I2:Sheet1.I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